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adornments="Bold" style:font-pitch="fixed"/>
    <style:font-face style:name="JetBrains Mono ExtraBold" svg:font-family="'JetBrains Mono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JetBrains Mono" style:font-name-complex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1) What are Global variables in PHP? Describe.</text:p>
      <text:p text:style-name="P1"/>
      <text:p text:style-name="P1"><text:s/>2) How is Post and Get different? Describe.</text:p>
      <text:p text:style-name="P1"/>
      <text:p text:style-name="P1"><text:s/>3) What is MVC? Explain MVC in detail.</text:p>
      <text:p text:style-name="P1"/>
      <text:p text:style-name="P1"><text:s/>4) What is Laravel framework? And used for what?</text:p>
      <text:p text:style-name="P1"/>
      <text:p text:style-name="P1">5) What is PHP Function? Create a function in PHP?</text:p>
      <text:p text:style-name="P1"/>
      <text:p text:style-name="P1">6) Describe the PHP Super-global that you know at least five?</text:p>
      <text:p text:style-name="P1"/>
      <text:p text:style-name="P1"><text:s/>7) What is MySQL Database Server? Let's talk about the advantages of MySQL.</text:p>
      <text:p text:style-name="P1"/>
      <text:p text:style-name="P1"><text:s/>8) What is an Array? How many arrays are there in PHP? What? Describe.</text:p>
      <text:p text:style-name="P1"/>
      <text:p text:style-name="P1"><text:s/>9) What is $ _GET in PHP? When should we use the get method?</text:p>
      <text:p text:style-name="P1"/>
      <text:p text:style-name="P1"><text:s/>10) What is $ _POST in PHP? When should we use the post method?</text:p>
      <text:p text:style-name="P1"/>
      <text:p text:style-name="P1"><text:s/>11) What is MySQL Database Server? Let's talk about the advantages of MySQL Server.</text:p>
      <text:p text:style-name="P1"/>
      <text:p text:style-name="P1"><text:s/>12) Write an artisan command to create a controller, migration file and a model? Write differently.</text:p>
      <text:p text:style-name="P1"/>
      <text:p text:style-name="P1">13) What is Laravel PHP Framework? Why use the Laravel framework?</text:p>
      <text:p text:style-name="P1">14) Describe the Eloquent method for select and give at least 5 examples.</text:p>
      <text:p text:style-name="P1"/>
      <text:p text:style-name="P1"><text:s/>15) Describe the Query builder for select and give at least 5 examples.</text:p>
      <text:p text:style-name="P1"/>
      <text:p text:style-name="P1"><text:s/>16) How can we send data from Route ឫ Controller to View in Laravel PHP Framework? Describe.</text:p>
      <text:p text:style-name="P1"/>
      <text:p text:style-name="P1"><text:s/>17) Write an ORM Query builder for Retrieving Models in Laravel PHP Framework? And</text:p>
      <text:p text:style-name="P1"><text:s/>18) Already at least five examples to prove.</text:p>
      <text:p text:style-name="P1"/>
      <text:p text:style-name="P1"><text:soft-page-break/><text:s/>19) Write code to display all data using Laravel framework can use Eloquent or Query builder?</text:p>
      <text:p text:style-name="P1"/>
      <text:p text:style-name="P1"><text:s/>20) Write code to enter data fields (firstname, lastname, phone, email, address) We must check (validation) before entering the database (Database) using Eloquent or Query builder Laravel PHP Framework?</text:p>
      <text:p text:style-name="P1"/>
      <text:p text:style-name="P1"><text:s/>21) Write a php artisan command to create a controller, view, controller resource, model and migration file?</text:p>
      <text:p text:style-name="P1"/>
      <text:p text:style-name="P1"><text:s/>22) Describe the type of database you know? Write SQL code to create a database called mydb?</text:p>
      <text:p text:style-name="P1"/>
      <text:p text:style-name="P1"><text:s/>23) Write code to modify data by checking which fields must be filled in (check validation) before updating to the database (Database) using Laravel PHP Framework?</text:p>
      <text:p text:style-name="P1"/>
      <text:p text:style-name="P1"><text:s/>24) Write code to delete data from two databases using Eloquent or Query builder in Laravel PHP Framework?</text:p>
      <text:p text:style-name="P1"/>
      <text:p text:style-name="P1"><text:s/>25) Write code to display data in index function in controller from Database using Eloquent or Query builder in Laravel PHP Framework.</text:p>
      <text:p text:style-name="P1"/>
      <text:p text:style-name="P1"><text:s/>26) What is in the Laravel framework HttpVerb we use? Describe and interpret each Http Verb?</text:p>
      <text:p text:style-name="P1"/>
      <text:p text:style-name="P1"><text:s/>27) What is Laravel framework? How old is the Laravel framework today?</text:p>
      <text:p text:style-name="P1"/>
      <text:p text:style-name="P1"><text:s/>28) Write code to create a controller and model using artisan command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adornments="Bold" style:font-pitch="fixed"/>
    <style:font-face style:name="JetBrains Mono ExtraBold" svg:font-family="'JetBrains Mono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00:07:53.273866740</meta:creation-date>
    <dc:date>2024-10-16T00:10:24.307331303</dc:date>
    <meta:editing-duration>PT2M32S</meta:editing-duration>
    <meta:editing-cycles>1</meta:editing-cycles>
    <meta:document-statistic meta:table-count="0" meta:image-count="0" meta:object-count="0" meta:page-count="2" meta:paragraph-count="28" meta:word-count="400" meta:character-count="2317" meta:non-whitespace-character-count="1921"/>
    <meta:generator>LibreOffice/24.2.5.2$Linux_X86_64 LibreOffice_project/420$Build-2</meta:generator>
  </office:meta>
</office:document-meta>
</file>